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9d4d0d8" style:family="table" style:master-page-name="ta-mp-0x9d4d0d8">
      <style:table-properties table:display="true" style:writing-mode="lr-tb"/>
    </style:style>
    <style:style style:name="ta-0x9d4d230" style:family="table" style:master-page-name="ta-mp-0x9d4d230">
      <style:table-properties table:display="true" style:writing-mode="lr-tb"/>
    </style:style>
    <style:style style:name="ta-0x9d4d388" style:family="table" style:master-page-name="ta-mp-0x9d4d38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d671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71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b2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8e8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72a8" style:family="table-cell" style:data-style-name="ND.0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c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d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d66e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4.25pt" style:use-optimal-column-width="false"/>
    </style:style>
    <style:style style:name="ACOL-2" style:family="table-column">
      <style:table-column-properties style:column-width="138.00pt" style:use-optimal-column-width="false"/>
    </style:style>
    <style:style style:name="ACOL-3" style:family="table-column">
      <style:table-column-properties style:column-width="126.75pt" style:use-optimal-column-width="false"/>
    </style:style>
    <style:style style:name="ACOL-4" style:family="table-column"/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ROW-1" style:family="table-row">
      <style:table-row-properties style:row-height="12.8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d4d0d8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0"/>
        <table:table-column table:style-name="ACOL-5" table:number-columns-repeated="2"/>
        <table:table-column table:style-name="ACOL-0" table:number-columns-repeated="249"/>
        <table:table-row table:style-name="AROW-1">
          <table:table-cell table:style-name="ACE-0x9d66d68" office:value-type="float" office:value="3.33333333333e-05">
            <text:p>0,0000333333333333</text:p>
          </table:table-cell>
          <table:table-cell table:style-name="ACE-0x9d66d68" office:value-type="float" office:value="0.0001166666666667">
            <text:p>0,0001166666666667</text:p>
          </table:table-cell>
          <table:table-cell table:style-name="ACE-0x9d66d68" office:value-type="float" office:value="0.0002">
            <text:p>0,00020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9d668e8" office:value-type="float" office:value="7.7e-05">
            <text:p>0,0000770000000000</text:p>
          </table:table-cell>
          <table:table-cell table:style-name="ACE-0x9d668e8" office:value-type="float" office:value="8.74633333333e-05">
            <text:p>0,0000874633333333</text:p>
          </table:table-cell>
          <table:table-cell table:style-name="ACE-0x9d668e8" office:value-type="float" office:value="9.96666666667e-05">
            <text:p>0,0000996666666667</text:p>
          </table:table-cell>
          <table:table-cell table:style-name="Gnumeric-default"/>
          <table:table-cell table:style-name="ACE-0x9d671e8"/>
          <table:table-cell table:style-name="ACE-0x9d67128"/>
          <table:table-cell table:number-columns-repeated="250" table:style-name="Gnumeric-default"/>
        </table:table-row>
        <table:table-row table:style-name="AROW-0">
          <table:table-cell table:style-name="ACE-0x9d66d68" office:value-type="float" office:value="6e-05">
            <text:p>0,0000600000000000</text:p>
          </table:table-cell>
          <table:table-cell table:style-name="ACE-0x9d66d68" office:value-type="float" office:value="8.689e-05">
            <text:p>0,0000868900000000</text:p>
          </table:table-cell>
          <table:table-cell table:style-name="ACE-0x9d66d68" office:value-type="float" office:value="0.000128">
            <text:p>0,0001280000000000</text:p>
          </table:table-cell>
          <table:table-cell table:number-columns-repeated="2" table:style-name="Gnumeric-default"/>
          <table:table-cell table:number-columns-repeated="2" table:style-name="ACE-0x9d66d68"/>
          <table:table-cell table:number-columns-repeated="249" table:style-name="Gnumeric-default"/>
        </table:table-row>
        <table:table-row table:style-name="AROW-0">
          <table:table-cell table:style-name="ACE-0x9d66d68" office:value-type="float" office:value="0">
            <text:p>0,0000000000000000</text:p>
          </table:table-cell>
          <table:table-cell table:style-name="ACE-0x9d66d68" office:value-type="float" office:value="9.05333333333e-05">
            <text:p>0,0000905333333333</text:p>
          </table:table-cell>
          <table:table-cell table:style-name="ACE-0x9d66d68" office:value-type="float" office:value="0.0002666666666667">
            <text:p>0,0002666666666667</text:p>
          </table:table-cell>
          <table:table-cell table:number-columns-repeated="2" table:style-name="Gnumeric-default"/>
          <table:table-cell table:style-name="ACE-0x9d66d68"/>
          <table:table-cell table:number-columns-repeated="250" table:style-name="Gnumeric-default"/>
        </table:table-row>
        <table:table-row table:style-name="AROW-0">
          <table:table-cell table:style-name="ACE-0x9d66d68" office:value-type="float" office:value="0">
            <text:p>0,0000000000000000</text:p>
          </table:table-cell>
          <table:table-cell table:style-name="ACE-0x9d66d68" office:value-type="float" office:value="9.032e-05">
            <text:p>0,0000903200000000</text:p>
          </table:table-cell>
          <table:table-cell table:style-name="ACE-0x9d66d68" office:value-type="float" office:value="0.00022">
            <text:p>0,0002200000000000</text:p>
          </table:table-cell>
          <table:table-cell table:number-columns-repeated="253" table:style-name="Gnumeric-default"/>
        </table:table-row>
        <table:table-row table:style-name="AROW-0">
          <table:table-cell table:style-name="ACE-0x9d66d68" office:value-type="float" office:value="0">
            <text:p>0,0000000000000000</text:p>
          </table:table-cell>
          <table:table-cell table:style-name="ACE-0x9d66d68" office:value-type="float" office:value="8.76666666667e-05">
            <text:p>0,0000876666666667</text:p>
          </table:table-cell>
          <table:table-cell table:style-name="ACE-0x9d66d68" office:value-type="float" office:value="0.0003">
            <text:p>0,0003000000000000</text:p>
          </table:table-cell>
          <table:table-cell table:number-columns-repeated="2" table:style-name="Gnumeric-default"/>
          <table:table-cell table:style-name="ACE-0x9d66d68"/>
          <table:table-cell table:number-columns-repeated="250" table:style-name="Gnumeric-default"/>
        </table:table-row>
        <table:table-row table:style-name="AROW-0">
          <table:table-cell table:number-columns-repeated="3" table:style-name="ACE-0x9d66d68"/>
          <table:table-cell table:number-columns-repeated="2" table:style-name="Gnumeric-default"/>
          <table:table-cell table:style-name="ACE-0x9d66d68"/>
          <table:table-cell table:number-columns-repeated="250" table:style-name="Gnumeric-default"/>
        </table:table-row>
        <table:table-row table:style-name="AROW-0">
          <table:table-cell table:number-columns-repeated="3" table:style-name="ACE-0x9d66d68"/>
          <table:table-cell table:style-name="Gnumeric-default"/>
          <table:table-cell table:style-name="ACE-0x9d671e8"/>
          <table:table-cell table:style-name="ACE-0x9d67128"/>
          <table:table-cell table:number-columns-repeated="250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" table:style-name="ACE-0x9d66d68"/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Gnumeric-default" office:value-type="string" office:string-value="results (100x3000000)">
            <text:p>results (100x3000000)</text:p>
          </table:table-cell>
          <table:table-cell table:style-name="Gnumeric-default" office:value-type="string" office:string-value="(x_i - x_average)^2">
            <text:p>(x_i - x_average)^2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d66d68" office:value-type="float" office:value="8.26666666667e-05">
            <text:p>0,0000826666666667</text:p>
          </table:table-cell>
          <table:table-cell table:style-name="ACE-0x9d66d68" table:formula="of:=([.A14]-[.$C$115])^2" office:value-type="float" office:value="2.30080111107401e-11">
            <text:p>0,00000000002300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7e-05">
            <text:p>0,0000870000000000</text:p>
          </table:table-cell>
          <table:table-cell table:style-name="ACE-0x9d66d68" table:formula="of:=([.A15]-[.$C$115])^2" office:value-type="float" office:value="2.14677777772829e-13">
            <text:p>0,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26666666667e-05">
            <text:p>0,0000926666666667</text:p>
          </table:table-cell>
          <table:table-cell table:style-name="ACE-0x9d66d68" table:formula="of:=([.A16]-[.$C$115])^2" office:value-type="float" office:value="2.70746777781803e-11">
            <text:p>0,00000000002707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e-05">
            <text:p>0,0000890000000000</text:p>
          </table:table-cell>
          <table:table-cell table:style-name="ACE-0x9d66d68" table:formula="of:=([.A17]-[.$C$115])^2" office:value-type="float" office:value="2.36134444446084e-12">
            <text:p>0,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3e-05">
            <text:p>0,0000930000000000</text:p>
          </table:table-cell>
          <table:table-cell table:style-name="ACE-0x9d66d68" table:formula="of:=([.A18]-[.$C$115])^2" office:value-type="float" office:value="3.06546777778369e-11">
            <text:p>0,0000000000306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96666666667e-05">
            <text:p>0,0000796666666667</text:p>
          </table:table-cell>
          <table:table-cell table:style-name="ACE-0x9d66d68" table:formula="of:=([.A19]-[.$C$115])^2" office:value-type="float" office:value="6.07880111105081e-11">
            <text:p>0,00000000006078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63333333333e-05">
            <text:p>0,0000863333333333</text:p>
          </table:table-cell>
          <table:table-cell table:style-name="ACE-0x9d66d68" table:formula="of:=([.A20]-[.$C$115])^2" office:value-type="float" office:value="1.27690000006327e-12">
            <text:p>0,0000000000012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e-05">
            <text:p>0,0000830000000000</text:p>
          </table:table-cell>
          <table:table-cell table:style-name="ACE-0x9d66d68" table:formula="of:=([.A21]-[.$C$115])^2" office:value-type="float" office:value="1.99213444443968e-11">
            <text:p>0,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e-05">
            <text:p>0,0000850000000000</text:p>
          </table:table-cell>
          <table:table-cell table:style-name="ACE-0x9d66d68" table:formula="of:=([.A22]-[.$C$115])^2" office:value-type="float" office:value="6.06801111108477e-12">
            <text:p>0,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96666666667e-05">
            <text:p>0,0000996666666667</text:p>
          </table:table-cell>
          <table:table-cell table:style-name="ACE-0x9d66d68" table:formula="of:=([.A23]-[.$C$115])^2" office:value-type="float" office:value="1.48921344445388e-10">
            <text:p>0,00000000014892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3333333333e-05">
            <text:p>0,0000833333333333</text:p>
          </table:table-cell>
          <table:table-cell table:style-name="ACE-0x9d66d68" table:formula="of:=([.A24]-[.$C$115])^2" office:value-type="float" office:value="1.70569000002312e-11">
            <text:p>0,0000000000170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6666666667e-05">
            <text:p>0,0000836666666667</text:p>
          </table:table-cell>
          <table:table-cell table:style-name="ACE-0x9d66d68" table:formula="of:=([.A25]-[.$C$115])^2" office:value-type="float" office:value="1.44146777774841e-11">
            <text:p>0,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93333333333e-05">
            <text:p>0,0000793333333333</text:p>
          </table:table-cell>
          <table:table-cell table:style-name="ACE-0x9d66d68" table:formula="of:=([.A26]-[.$C$115])^2" office:value-type="float" office:value="6.60969000004551e-11">
            <text:p>0,0000000000660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56666666667e-05">
            <text:p>0,0000956666666667</text:p>
          </table:table-cell>
          <table:table-cell table:style-name="ACE-0x9d66d68" table:formula="of:=([.A27]-[.$C$115])^2" office:value-type="float" office:value="6.72946777784122e-11">
            <text:p>0,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33333333333e-05">
            <text:p>0,0000933333333333</text:p>
          </table:table-cell>
          <table:table-cell table:style-name="ACE-0x9d66d68" table:formula="of:=([.A28]-[.$C$115])^2" office:value-type="float" office:value="3.44568999996714e-11">
            <text:p>0,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3333333333e-05">
            <text:p>0,0000853333333333</text:p>
          </table:table-cell>
          <table:table-cell table:style-name="ACE-0x9d66d68" table:formula="of:=([.A29]-[.$C$115])^2" office:value-type="float" office:value="4.53690000011926e-12">
            <text:p>0,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6666666667e-05">
            <text:p>0,0000896666666667</text:p>
          </table:table-cell>
          <table:table-cell table:style-name="ACE-0x9d66d68" table:formula="of:=([.A30]-[.$C$115])^2" office:value-type="float" office:value="4.85467777794819e-12">
            <text:p>0,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2e-05">
            <text:p>0,0000820000000000</text:p>
          </table:table-cell>
          <table:table-cell table:style-name="ACE-0x9d66d68" table:formula="of:=([.A31]-[.$C$115])^2" office:value-type="float" office:value="2.98480111110528e-11">
            <text:p>0,00000000002984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23333333333e-05">
            <text:p>0,0000823333333333</text:p>
          </table:table-cell>
          <table:table-cell table:style-name="ACE-0x9d66d68" table:formula="of:=([.A32]-[.$C$115])^2" office:value-type="float" office:value="2.63169000002873e-11">
            <text:p>0,00000000002631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2e-05">
            <text:p>0,0000920000000000</text:p>
          </table:table-cell>
          <table:table-cell table:style-name="ACE-0x9d66d68" table:formula="of:=([.A33]-[.$C$115])^2" office:value-type="float" office:value="2.05813444444929e-11">
            <text:p>0,00000000002058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9e-05">
            <text:p>0,0000790000000000</text:p>
          </table:table-cell>
          <table:table-cell table:style-name="ACE-0x9d66d68" table:formula="of:=([.A34]-[.$C$115])^2" office:value-type="float" office:value="7.16280111110208e-11">
            <text:p>0,00000000007162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1e-05">
            <text:p>0,0000910000000000</text:p>
          </table:table-cell>
          <table:table-cell table:style-name="ACE-0x9d66d68" table:formula="of:=([.A35]-[.$C$115])^2" office:value-type="float" office:value="1.25080111111489e-11">
            <text:p>0,00000000001250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33333333333e-05">
            <text:p>0,0000933333333333</text:p>
          </table:table-cell>
          <table:table-cell table:style-name="ACE-0x9d66d68" table:formula="of:=([.A36]-[.$C$115])^2" office:value-type="float" office:value="3.44568999996714e-11">
            <text:p>0,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6666666667e-05">
            <text:p>0,0000886666666667</text:p>
          </table:table-cell>
          <table:table-cell table:style-name="ACE-0x9d66d68" table:formula="of:=([.A37]-[.$C$115])^2" office:value-type="float" office:value="1.44801111120419e-12">
            <text:p>0,00000000000144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3333333333e-05">
            <text:p>0,0000843333333333</text:p>
          </table:table-cell>
          <table:table-cell table:style-name="ACE-0x9d66d68" table:formula="of:=([.A38]-[.$C$115])^2" office:value-type="float" office:value="9.79690000017523e-12">
            <text:p>0,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1e-05">
            <text:p>0,0000910000000000</text:p>
          </table:table-cell>
          <table:table-cell table:style-name="ACE-0x9d66d68" table:formula="of:=([.A39]-[.$C$115])^2" office:value-type="float" office:value="1.25080111111489e-11">
            <text:p>0,00000000001250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6666666667e-05">
            <text:p>0,0000886666666667</text:p>
          </table:table-cell>
          <table:table-cell table:style-name="ACE-0x9d66d68" table:formula="of:=([.A40]-[.$C$115])^2" office:value-type="float" office:value="1.44801111120419e-12">
            <text:p>0,00000000000144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e-05">
            <text:p>0,0000850000000000</text:p>
          </table:table-cell>
          <table:table-cell table:style-name="ACE-0x9d66d68" table:formula="of:=([.A41]-[.$C$115])^2" office:value-type="float" office:value="6.06801111108477e-12">
            <text:p>0,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e-05">
            <text:p>0,0000880000000000</text:p>
          </table:table-cell>
          <table:table-cell table:style-name="ACE-0x9d66d68" table:formula="of:=([.A42]-[.$C$115])^2" office:value-type="float" office:value="2.8801111111684e-13">
            <text:p>0,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73333333333e-05">
            <text:p>0,0000873333333333</text:p>
          </table:table-cell>
          <table:table-cell table:style-name="ACE-0x9d66d68" table:formula="of:=([.A43]-[.$C$115])^2" office:value-type="float" office:value="1.690000000728e-14">
            <text:p>0,00000000000001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3333333333e-05">
            <text:p>0,0000853333333333</text:p>
          </table:table-cell>
          <table:table-cell table:style-name="ACE-0x9d66d68" table:formula="of:=([.A44]-[.$C$115])^2" office:value-type="float" office:value="4.53690000011926e-12">
            <text:p>0,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56666666667e-05">
            <text:p>0,0000956666666667</text:p>
          </table:table-cell>
          <table:table-cell table:style-name="ACE-0x9d66d68" table:formula="of:=([.A45]-[.$C$115])^2" office:value-type="float" office:value="6.72946777784122e-11">
            <text:p>0,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e-05">
            <text:p>0,0000830000000000</text:p>
          </table:table-cell>
          <table:table-cell table:style-name="ACE-0x9d66d68" table:formula="of:=([.A46]-[.$C$115])^2" office:value-type="float" office:value="1.99213444443968e-11">
            <text:p>0,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e-05">
            <text:p>0,0000900000000000</text:p>
          </table:table-cell>
          <table:table-cell table:style-name="ACE-0x9d66d68" table:formula="of:=([.A47]-[.$C$115])^2" office:value-type="float" office:value="6.4346777778049e-12">
            <text:p>0,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8e-05">
            <text:p>0,0000780000000000</text:p>
          </table:table-cell>
          <table:table-cell table:style-name="ACE-0x9d66d68" table:formula="of:=([.A48]-[.$C$115])^2" office:value-type="float" office:value="8.95546777776767e-11">
            <text:p>0,0000000000895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e-05">
            <text:p>0,0000890000000000</text:p>
          </table:table-cell>
          <table:table-cell table:style-name="ACE-0x9d66d68" table:formula="of:=([.A49]-[.$C$115])^2" office:value-type="float" office:value="2.36134444446084e-12">
            <text:p>0,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e-05">
            <text:p>0,0000830000000000</text:p>
          </table:table-cell>
          <table:table-cell table:style-name="ACE-0x9d66d68" table:formula="of:=([.A50]-[.$C$115])^2" office:value-type="float" office:value="1.99213444443968e-11">
            <text:p>0,00000000001992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26666666667e-05">
            <text:p>0,0000826666666667</text:p>
          </table:table-cell>
          <table:table-cell table:style-name="ACE-0x9d66d68" table:formula="of:=([.A51]-[.$C$115])^2" office:value-type="float" office:value="2.30080111107401e-11">
            <text:p>0,00000000002300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53333333333e-05">
            <text:p>0,0000953333333333</text:p>
          </table:table-cell>
          <table:table-cell table:style-name="ACE-0x9d66d68" table:formula="of:=([.A52]-[.$C$115])^2" office:value-type="float" office:value="6.19368999995594e-11">
            <text:p>0,0000000000619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33333333333e-05">
            <text:p>0,0000933333333333</text:p>
          </table:table-cell>
          <table:table-cell table:style-name="ACE-0x9d66d68" table:formula="of:=([.A53]-[.$C$115])^2" office:value-type="float" office:value="3.44568999996714e-11">
            <text:p>0,0000000000344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3333333333e-05">
            <text:p>0,0000853333333333</text:p>
          </table:table-cell>
          <table:table-cell table:style-name="ACE-0x9d66d68" table:formula="of:=([.A54]-[.$C$115])^2" office:value-type="float" office:value="4.53690000011926e-12">
            <text:p>0,0000000000045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6666666667e-05">
            <text:p>0,0000896666666667</text:p>
          </table:table-cell>
          <table:table-cell table:style-name="ACE-0x9d66d68" table:formula="of:=([.A55]-[.$C$115])^2" office:value-type="float" office:value="4.85467777794819e-12">
            <text:p>0,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66666666667e-05">
            <text:p>0,0000966666666667</text:p>
          </table:table-cell>
          <table:table-cell table:style-name="ACE-0x9d66d68" table:formula="of:=([.A56]-[.$C$115])^2" office:value-type="float" office:value="8.47013444451564e-11">
            <text:p>0,00000000008470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7e-05">
            <text:p>0,0000870000000000</text:p>
          </table:table-cell>
          <table:table-cell table:style-name="ACE-0x9d66d68" table:formula="of:=([.A57]-[.$C$115])^2" office:value-type="float" office:value="2.14677777772829e-13">
            <text:p>0,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63333333333e-05">
            <text:p>0,0000963333333333</text:p>
          </table:table-cell>
          <table:table-cell table:style-name="ACE-0x9d66d68" table:formula="of:=([.A58]-[.$C$115])^2" office:value-type="float" office:value="7.86768999995033e-11">
            <text:p>0,0000000000786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03333333333e-05">
            <text:p>0,0000903333333333</text:p>
          </table:table-cell>
          <table:table-cell table:style-name="ACE-0x9d66d68" table:formula="of:=([.A59]-[.$C$115])^2" office:value-type="float" office:value="8.23689999983931e-12">
            <text:p>0,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e-05">
            <text:p>0,0000840000000000</text:p>
          </table:table-cell>
          <table:table-cell table:style-name="ACE-0x9d66d68" table:formula="of:=([.A60]-[.$C$115])^2" office:value-type="float" office:value="1.19946777777408e-11">
            <text:p>0,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3333333333e-05">
            <text:p>0,0000843333333333</text:p>
          </table:table-cell>
          <table:table-cell table:style-name="ACE-0x9d66d68" table:formula="of:=([.A61]-[.$C$115])^2" office:value-type="float" office:value="9.79690000017523e-12">
            <text:p>0,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3333333333e-05">
            <text:p>0,0000893333333333</text:p>
          </table:table-cell>
          <table:table-cell table:style-name="ACE-0x9d66d68" table:formula="of:=([.A62]-[.$C$115])^2" office:value-type="float" office:value="3.49689999989531e-12">
            <text:p>0,0000000000034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76666666667e-05">
            <text:p>0,0000976666666667</text:p>
          </table:table-cell>
          <table:table-cell table:style-name="ACE-0x9d66d68" table:formula="of:=([.A63]-[.$C$115])^2" office:value-type="float" office:value="1.041080111119e-10">
            <text:p>0,00000000010410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13333333333e-05">
            <text:p>0,0000813333333333</text:p>
          </table:table-cell>
          <table:table-cell table:style-name="ACE-0x9d66d68" table:formula="of:=([.A64]-[.$C$115])^2" office:value-type="float" office:value="3.75769000003432e-11">
            <text:p>0,0000000000375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3333333333e-05">
            <text:p>0,0000883333333333</text:p>
          </table:table-cell>
          <table:table-cell table:style-name="ACE-0x9d66d68" table:formula="of:=([.A65]-[.$C$115])^2" office:value-type="float" office:value="7.56899999951299e-13">
            <text:p>0,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e-05">
            <text:p>0,0000880000000000</text:p>
          </table:table-cell>
          <table:table-cell table:style-name="ACE-0x9d66d68" table:formula="of:=([.A66]-[.$C$115])^2" office:value-type="float" office:value="2.8801111111684e-13">
            <text:p>0,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e-05">
            <text:p>0,0000880000000000</text:p>
          </table:table-cell>
          <table:table-cell table:style-name="ACE-0x9d66d68" table:formula="of:=([.A67]-[.$C$115])^2" office:value-type="float" office:value="2.8801111111684e-13">
            <text:p>0,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6e-05">
            <text:p>0,0000860000000000</text:p>
          </table:table-cell>
          <table:table-cell table:style-name="ACE-0x9d66d68" table:formula="of:=([.A68]-[.$C$115])^2" office:value-type="float" office:value="2.14134444442881e-12">
            <text:p>0,00000000000214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3333333333e-05">
            <text:p>0,0000843333333333</text:p>
          </table:table-cell>
          <table:table-cell table:style-name="ACE-0x9d66d68" table:formula="of:=([.A69]-[.$C$115])^2" office:value-type="float" office:value="9.79690000017523e-12">
            <text:p>0,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e-05">
            <text:p>0,0000850000000000</text:p>
          </table:table-cell>
          <table:table-cell table:style-name="ACE-0x9d66d68" table:formula="of:=([.A70]-[.$C$115])^2" office:value-type="float" office:value="6.06801111108477e-12">
            <text:p>0,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e-05">
            <text:p>0,0000890000000000</text:p>
          </table:table-cell>
          <table:table-cell table:style-name="ACE-0x9d66d68" table:formula="of:=([.A71]-[.$C$115])^2" office:value-type="float" office:value="2.36134444446084e-12">
            <text:p>0,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3333333333e-05">
            <text:p>0,0000883333333333</text:p>
          </table:table-cell>
          <table:table-cell table:style-name="ACE-0x9d66d68" table:formula="of:=([.A72]-[.$C$115])^2" office:value-type="float" office:value="7.56899999951299e-13">
            <text:p>0,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6666666667e-05">
            <text:p>0,0000836666666667</text:p>
          </table:table-cell>
          <table:table-cell table:style-name="ACE-0x9d66d68" table:formula="of:=([.A73]-[.$C$115])^2" office:value-type="float" office:value="1.44146777774841e-11">
            <text:p>0,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e-05">
            <text:p>0,0000890000000000</text:p>
          </table:table-cell>
          <table:table-cell table:style-name="ACE-0x9d66d68" table:formula="of:=([.A74]-[.$C$115])^2" office:value-type="float" office:value="2.36134444446084e-12">
            <text:p>0,00000000000236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6666666667e-05">
            <text:p>0,0000896666666667</text:p>
          </table:table-cell>
          <table:table-cell table:style-name="ACE-0x9d66d68" table:formula="of:=([.A75]-[.$C$115])^2" office:value-type="float" office:value="4.85467777794819e-12">
            <text:p>0,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e-05">
            <text:p>0,0000840000000000</text:p>
          </table:table-cell>
          <table:table-cell table:style-name="ACE-0x9d66d68" table:formula="of:=([.A76]-[.$C$115])^2" office:value-type="float" office:value="1.19946777777408e-11">
            <text:p>0,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03333333333e-05">
            <text:p>0,0000903333333333</text:p>
          </table:table-cell>
          <table:table-cell table:style-name="ACE-0x9d66d68" table:formula="of:=([.A77]-[.$C$115])^2" office:value-type="float" office:value="8.23689999983931e-12">
            <text:p>0,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93333333333e-05">
            <text:p>0,0000793333333333</text:p>
          </table:table-cell>
          <table:table-cell table:style-name="ACE-0x9d66d68" table:formula="of:=([.A78]-[.$C$115])^2" office:value-type="float" office:value="6.60969000004551e-11">
            <text:p>0,0000000000660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8e-05">
            <text:p>0,0000780000000000</text:p>
          </table:table-cell>
          <table:table-cell table:style-name="ACE-0x9d66d68" table:formula="of:=([.A79]-[.$C$115])^2" office:value-type="float" office:value="8.95546777776767e-11">
            <text:p>0,0000000000895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7e-05">
            <text:p>0,0000970000000000</text:p>
          </table:table-cell>
          <table:table-cell table:style-name="ACE-0x9d66d68" table:formula="of:=([.A80]-[.$C$115])^2" office:value-type="float" office:value="9.09480111112129e-11">
            <text:p>0,00000000009094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3333333333e-05">
            <text:p>0,0000843333333333</text:p>
          </table:table-cell>
          <table:table-cell table:style-name="ACE-0x9d66d68" table:formula="of:=([.A81]-[.$C$115])^2" office:value-type="float" office:value="9.79690000017523e-12">
            <text:p>0,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63333333333e-05">
            <text:p>0,0000963333333333</text:p>
          </table:table-cell>
          <table:table-cell table:style-name="ACE-0x9d66d68" table:formula="of:=([.A82]-[.$C$115])^2" office:value-type="float" office:value="7.86768999995033e-11">
            <text:p>0,0000000000786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3333333333e-05">
            <text:p>0,0000883333333333</text:p>
          </table:table-cell>
          <table:table-cell table:style-name="ACE-0x9d66d68" table:formula="of:=([.A83]-[.$C$115])^2" office:value-type="float" office:value="7.56899999951299e-13">
            <text:p>0,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e-05">
            <text:p>0,0000840000000000</text:p>
          </table:table-cell>
          <table:table-cell table:style-name="ACE-0x9d66d68" table:formula="of:=([.A84]-[.$C$115])^2" office:value-type="float" office:value="1.19946777777408e-11">
            <text:p>0,0000000000119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2e-05">
            <text:p>0,0000820000000000</text:p>
          </table:table-cell>
          <table:table-cell table:style-name="ACE-0x9d66d68" table:formula="of:=([.A85]-[.$C$115])^2" office:value-type="float" office:value="2.98480111110528e-11">
            <text:p>0,00000000002984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7.86666666667e-05">
            <text:p>0,0000786666666667</text:p>
          </table:table-cell>
          <table:table-cell table:style-name="ACE-0x9d66d68" table:formula="of:=([.A86]-[.$C$115])^2" office:value-type="float" office:value="7.7381344443764e-11">
            <text:p>0,00000000007738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56666666667e-05">
            <text:p>0,0000956666666667</text:p>
          </table:table-cell>
          <table:table-cell table:style-name="ACE-0x9d66d68" table:formula="of:=([.A87]-[.$C$115])^2" office:value-type="float" office:value="6.72946777784122e-11">
            <text:p>0,00000000006729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5e-05">
            <text:p>0,0000950000000000</text:p>
          </table:table-cell>
          <table:table-cell table:style-name="ACE-0x9d66d68" table:formula="of:=([.A88]-[.$C$115])^2" office:value-type="float" office:value="5.6801344444525e-11">
            <text:p>0,00000000005680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2e-05">
            <text:p>0,0000920000000000</text:p>
          </table:table-cell>
          <table:table-cell table:style-name="ACE-0x9d66d68" table:formula="of:=([.A89]-[.$C$115])^2" office:value-type="float" office:value="2.05813444444929e-11">
            <text:p>0,00000000002058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03333333333e-05">
            <text:p>0,0000903333333333</text:p>
          </table:table-cell>
          <table:table-cell table:style-name="ACE-0x9d66d68" table:formula="of:=([.A90]-[.$C$115])^2" office:value-type="float" office:value="8.23689999983931e-12">
            <text:p>0,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e-05">
            <text:p>0,0000880000000000</text:p>
          </table:table-cell>
          <table:table-cell table:style-name="ACE-0x9d66d68" table:formula="of:=([.A91]-[.$C$115])^2" office:value-type="float" office:value="2.8801111111684e-13">
            <text:p>0,00000000000028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6666666667e-05">
            <text:p>0,0000836666666667</text:p>
          </table:table-cell>
          <table:table-cell table:style-name="ACE-0x9d66d68" table:formula="of:=([.A92]-[.$C$115])^2" office:value-type="float" office:value="1.44146777774841e-11">
            <text:p>0,0000000000144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5e-05">
            <text:p>0,0000850000000000</text:p>
          </table:table-cell>
          <table:table-cell table:style-name="ACE-0x9d66d68" table:formula="of:=([.A93]-[.$C$115])^2" office:value-type="float" office:value="6.06801111108477e-12">
            <text:p>0,0000000000060680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73333333333e-05">
            <text:p>0,0000873333333333</text:p>
          </table:table-cell>
          <table:table-cell table:style-name="ACE-0x9d66d68" table:formula="of:=([.A94]-[.$C$115])^2" office:value-type="float" office:value="1.690000000728e-14">
            <text:p>0,00000000000001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e-05">
            <text:p>0,0000900000000000</text:p>
          </table:table-cell>
          <table:table-cell table:style-name="ACE-0x9d66d68" table:formula="of:=([.A95]-[.$C$115])^2" office:value-type="float" office:value="6.4346777778049e-12">
            <text:p>0,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3333333333e-05">
            <text:p>0,0000843333333333</text:p>
          </table:table-cell>
          <table:table-cell table:style-name="ACE-0x9d66d68" table:formula="of:=([.A96]-[.$C$115])^2" office:value-type="float" office:value="9.79690000017523e-12">
            <text:p>0,0000000000097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6666666667e-05">
            <text:p>0,0000896666666667</text:p>
          </table:table-cell>
          <table:table-cell table:style-name="ACE-0x9d66d68" table:formula="of:=([.A97]-[.$C$115])^2" office:value-type="float" office:value="4.85467777794819e-12">
            <text:p>0,00000000000485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83333333333e-05">
            <text:p>0,0000883333333333</text:p>
          </table:table-cell>
          <table:table-cell table:style-name="ACE-0x9d66d68" table:formula="of:=([.A98]-[.$C$115])^2" office:value-type="float" office:value="7.56899999951299e-13">
            <text:p>0,0000000000007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03333333333e-05">
            <text:p>0,0000903333333333</text:p>
          </table:table-cell>
          <table:table-cell table:style-name="ACE-0x9d66d68" table:formula="of:=([.A99]-[.$C$115])^2" office:value-type="float" office:value="8.23689999983931e-12">
            <text:p>0,00000000000823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13333333333e-05">
            <text:p>0,0000913333333333</text:p>
          </table:table-cell>
          <table:table-cell table:style-name="ACE-0x9d66d68" table:formula="of:=([.A100]-[.$C$115])^2" office:value-type="float" office:value="1.49768999997833e-11">
            <text:p>0,0000000000149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93333333333e-05">
            <text:p>0,0000893333333333</text:p>
          </table:table-cell>
          <table:table-cell table:style-name="ACE-0x9d66d68" table:formula="of:=([.A101]-[.$C$115])^2" office:value-type="float" office:value="3.49689999989531e-12">
            <text:p>0,00000000000349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46666666667e-05">
            <text:p>0,0000846666666667</text:p>
          </table:table-cell>
          <table:table-cell table:style-name="ACE-0x9d66d68" table:formula="of:=([.A102]-[.$C$115])^2" office:value-type="float" office:value="7.82134444422814e-12">
            <text:p>0,0000000000078213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13333333333e-05">
            <text:p>0,0000813333333333</text:p>
          </table:table-cell>
          <table:table-cell table:style-name="ACE-0x9d66d68" table:formula="of:=([.A103]-[.$C$115])^2" office:value-type="float" office:value="3.75769000003432e-11">
            <text:p>0,0000000000375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7e-05">
            <text:p>0,0000870000000000</text:p>
          </table:table-cell>
          <table:table-cell table:style-name="ACE-0x9d66d68" table:formula="of:=([.A104]-[.$C$115])^2" office:value-type="float" office:value="2.14677777772829e-13">
            <text:p>0,00000000000021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e-05">
            <text:p>0,0000900000000000</text:p>
          </table:table-cell>
          <table:table-cell table:style-name="ACE-0x9d66d68" table:formula="of:=([.A105]-[.$C$115])^2" office:value-type="float" office:value="6.4346777778049e-12">
            <text:p>0,0000000000064347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63333333333e-05">
            <text:p>0,0000863333333333</text:p>
          </table:table-cell>
          <table:table-cell table:style-name="ACE-0x9d66d68" table:formula="of:=([.A106]-[.$C$115])^2" office:value-type="float" office:value="1.27690000006327e-12">
            <text:p>0,00000000000127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8.33333333333e-05">
            <text:p>0,0000833333333333</text:p>
          </table:table-cell>
          <table:table-cell table:style-name="ACE-0x9d66d68" table:formula="of:=([.A107]-[.$C$115])^2" office:value-type="float" office:value="1.70569000002312e-11">
            <text:p>0,0000000000170569</text:p>
          </table:table-cell>
          <table:table-cell table:number-columns-repeated="254" table:style-name="Gnumeric-default"/>
        </table:table-row>
        <table:table-row table:style-name="AROW-0">
          <table:table-cell table:style-name="ACE-0x9d66d68" office:value-type="float" office:value="9.7e-05">
            <text:p>0,0000970000000000</text:p>
          </table:table-cell>
          <table:table-cell table:style-name="ACE-0x9d66d68" table:formula="of:=([.A108]-[.$C$115])^2" office:value-type="float" office:value="9.09480111112129e-11">
            <text:p>0,0000000000909480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style-name="ACE-0x9d66d68" office:value-type="float" office:value="7.7e-05">
            <text:p>0,0000770000000000</text:p>
          </table:table-cell>
          <table:table-cell table:style-name="ACE-0x9d66d68" table:formula="of:=([.A109]-[.$C$115])^2" office:value-type="float" office:value="1.09481344444333e-10">
            <text:p>0,0000000001094813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style-name="ACE-0x9d66d68" office:value-type="float" office:value="8.63333333333e-05">
            <text:p>0,0000863333333333</text:p>
          </table:table-cell>
          <table:table-cell table:style-name="ACE-0x9d66d68" table:formula="of:=([.A110]-[.$C$115])^2" office:value-type="float" office:value="1.27690000006327e-12">
            <text:p>0,0000000000012769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style-name="ACE-0x9d66d68" office:value-type="float" office:value="8.36666666667e-05">
            <text:p>0,0000836666666667</text:p>
          </table:table-cell>
          <table:table-cell table:style-name="ACE-0x9d66d68" table:formula="of:=([.A111]-[.$C$115])^2" office:value-type="float" office:value="1.44146777774841e-11">
            <text:p>0,0000000000144147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style-name="ACE-0x9d66d68" office:value-type="float" office:value="8.53333333333e-05">
            <text:p>0,0000853333333333</text:p>
          </table:table-cell>
          <table:table-cell table:style-name="ACE-0x9d66d68" table:formula="of:=([.A112]-[.$C$115])^2" office:value-type="float" office:value="4.53690000011926e-12">
            <text:p>0,0000000000045369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style-name="ACE-0x9d66d68" office:value-type="float" office:value="8.4e-05">
            <text:p>0,0000840000000000</text:p>
          </table:table-cell>
          <table:table-cell table:style-name="ACE-0x9d66d68" table:formula="of:=([.A113]-[.$C$115])^2" office:value-type="float" office:value="1.19946777777408e-11">
            <text:p>0,0000000000119947</text:p>
          </table:table-cell>
          <table:table-cell table:number-columns-repeated="3" table:style-name="ACE-0x9d66d68"/>
          <table:table-cell table:number-columns-repeated="251" table:style-name="Gnumeric-default"/>
        </table:table-row>
        <table:table-row table:style-name="AROW-0">
          <table:table-cell table:number-columns-repeated="5" table:style-name="ACE-0x9d66d68"/>
          <table:table-cell table:number-columns-repeated="251" table:style-name="Gnumeric-default"/>
        </table:table-row>
        <table:table-row table:style-name="AROW-0">
          <table:table-cell table:style-name="ACE-0x9d66d68"/>
          <table:table-cell table:style-name="ACE-0x9d66b28" office:value-type="string" office:string-value="M">
            <text:p>M</text:p>
          </table:table-cell>
          <table:table-cell table:style-name="ACE-0x9d672a8" table:formula="of:=AVERAGE([.A14:.A113])" office:value-type="float" office:value="8.7463333333328e-05">
            <text:p>0,0000874633333333</text:p>
          </table:table-cell>
          <table:table-cell table:number-columns-repeated="2" table:style-name="ACE-0x9d66d68"/>
          <table:table-cell table:number-columns-repeated="251" table:style-name="Gnumeric-default"/>
        </table:table-row>
        <table:table-row table:style-name="AROW-0">
          <table:table-cell table:style-name="ACE-0x9d66d68"/>
          <table:table-cell table:style-name="ACE-0x9d672a8" office:value-type="string" office:string-value="sigma">
            <text:p>sigma</text:p>
          </table:table-cell>
          <table:table-cell table:style-name="ACE-0x9d672a8" table:formula="of:=SQRT(SUM([.$B$14:.$B$113])/ROWS([.B14:.B113]))" office:value-type="float" office:value="4.97815115167373e-06">
            <text:p>0,0000049781511517</text:p>
          </table:table-cell>
          <table:table-cell table:number-columns-repeated="2" table:style-name="ACE-0x9d66d68"/>
          <table:table-cell table:number-columns-repeated="251" table:style-name="Gnumeric-default"/>
        </table:table-row>
        <table:table-row table:style-name="AROW-0">
          <table:table-cell table:number-columns-repeated="5" table:style-name="ACE-0x9d66d6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ACE-0x9d66d6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ACE-0x9d66d6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8">
          <table:table-cell table:number-columns-repeated="5"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27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</table:table>
      <table:table table:name="Sheet2" table:style-name="ta-0x9d4d230" table:print="false">
        <office:forms form:automatic-focus="false" form:apply-design-mode="false">
          <form:form/>
        </office:forms>
        <table:table-column table:default-cell-style-name="ACE-0x9d66e28" table:style-name="ACOL-6"/>
        <table:table-column table:default-cell-style-name="ACE-0x9d66e28" table:style-name="ACOL-0" table:number-columns-repeated="255"/>
        <table:table-row table:style-name="AROW-1">
          <table:table-cell table:number-columns-repeated="256" table:style-name="ACE-0x9d66e28"/>
        </table:table-row>
        <table:table-row table:style-name="AROW-0">
          <table:table-cell table:number-columns-repeated="256" table:style-name="ACE-0x9d66e28"/>
        </table:table-row>
        <table:table-row table:style-name="AROW-0" table:number-rows-repeated="65534">
          <table:table-cell table:number-columns-repeated="256" table:style-name="ACE-0x9d66e28"/>
        </table:table-row>
      </table:table>
      <table:table table:name="Sheet3" table:style-name="ta-0x9d4d388" table:print="false">
        <office:forms form:automatic-focus="false" form:apply-design-mode="false">
          <form:form/>
        </office:forms>
        <table:table-column table:default-cell-style-name="ACE-0x9d66ee8" table:style-name="ACOL-6"/>
        <table:table-column table:default-cell-style-name="ACE-0x9d66ee8" table:style-name="ACOL-0" table:number-columns-repeated="255"/>
        <table:table-row table:style-name="AROW-1">
          <table:table-cell table:number-columns-repeated="256" table:style-name="ACE-0x9d66ee8"/>
        </table:table-row>
        <table:table-row table:style-name="AROW-0">
          <table:table-cell table:number-columns-repeated="256" table:style-name="ACE-0x9d66ee8"/>
        </table:table-row>
        <table:table-row table:style-name="AROW-0" table:number-rows-repeated="65534">
          <table:table-cell table:number-columns-repeated="256" table:style-name="ACE-0x9d66ee8"/>
        </table:table-row>
      </table:table>
      <table:named-expressions>
        <table:named-expression table:name="Print_Area" table:expression="#REF!" table:base-cell-address="$'Sheet1'.$A$1" gnm:scope="Sheet1"/>
        <table:named-expression table:name="Sheet_Title" table:expression="&quot;Sheet1&quot;" table:base-cell-address="$'Sheet1'.$A$1" gnm:scope="Sheet1"/>
        <table:named-expression table:name="Print_Area" table:expression="#REF!" table:base-cell-address="$'Sheet2'.$A$1" gnm:scope="Sheet2"/>
        <table:named-expression table:name="Sheet_Title" table:expression="&quot;Sheet2&quot;" table:base-cell-address="$'Sheet2'.$A$1" gnm:scope="Sheet2"/>
        <table:named-expression table:name="Print_Area" table:expression="#REF!" table:base-cell-address="$'Sheet3'.$A$1" gnm:scope="Sheet3"/>
        <table:named-expression table:name="Sheet_Title" table:expression="&quot;Sheet3&quot;" table:base-cell-address="$'Sheet3'.$A$1" gnm:scope="Sheet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number:number-style style:name="ND.0">
      <number:number number:decimal-places="16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d28e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d6f6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da44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d4d0d8" style:display-name="Sheet1" style:page-layout-name="pl-0x9d28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d4d230" style:display-name="Sheet2" style:page-layout-name="pl-0x9d6f6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d4d388" style:display-name="Sheet3" style:page-layout-name="pl-0x9da4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user-defined meta:name="Info 1" meta:type="string"/>
    <meta:user-defined meta:name="Info 2" meta:type="string"/>
    <meta:user-defined meta:name="Info 3" meta:type="string"/>
    <meta:user-defined meta:name="Info 4" meta:type="string"/>
    <dc:date>2012-03-27T00:16:37Z</dc:date>
    <meta:creation-date>2008-12-23T10:51:36Z</meta:creation-date>
    <meta:editing-cycles>0</meta:editing-cycles>
    <meta:editing-duration>PT0S</meta:editing-duration>
    <meta:generator>gnumeric/1.10.17</meta:generator>
  </office:meta>
</office:document-meta>
</file>